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textarea-horizontal-align="justify" draw:textarea-vertical-align="middle" draw:auto-grow-height="false" fo:min-height="3.429cm" fo:min-width="7.068cm"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56cm" fo:min-width="1.501cm"/>
    </style:style>
    <style:style style:name="gr4" style:family="graphic" style:parent-style-name="standard">
      <style:graphic-properties draw:stroke="none" svg:stroke-color="#000000" draw:fill="none" draw:fill-color="#ffffff" draw:textarea-horizontal-align="left" draw:auto-grow-height="true" draw:auto-grow-width="false" fo:min-height="0.637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38cm" fo:min-width="4.019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3.812cm"/>
    </style:style>
    <style:style style:name="gr7"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2.944cm"/>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4.989cm"/>
    </style:style>
    <style:style style:name="gr10" style:family="graphic" style:parent-style-name="standard">
      <style:graphic-properties draw:stroke="none" svg:stroke-color="#000000" draw:fill="none" draw:fill-color="#ffffff" draw:textarea-horizontal-align="left" draw:auto-grow-height="true" draw:auto-grow-width="true" fo:min-height="0.581cm" fo:min-width="0.925cm"/>
    </style:style>
    <style:style style:name="gr11" style:family="graphic" style:parent-style-name="objectwithoutfill">
      <style:graphic-properties draw:marker-start="Rounded_20_large_20_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81cm" fo:min-width="5.044cm"/>
    </style:style>
    <style:style style:name="gr13" style:family="graphic" style:parent-style-name="standard">
      <style:graphic-properties svg:stroke-width="0.053cm" svg:stroke-color="#000000" draw:marker-start-width="0.279cm" draw:marker-end-width="0.279cm" draw:textarea-horizontal-align="justify" draw:textarea-vertical-align="middle" draw:auto-grow-height="false" fo:min-height="4.778cm" fo:min-width="7.068cm"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true" fo:min-height="1.491cm" fo:min-width="1.695cm"/>
    </style:style>
    <style:style style:name="gr15" style:family="graphic" style:parent-style-name="standard">
      <style:graphic-properties draw:stroke="none" svg:stroke-color="#000000" draw:fill="none" draw:fill-color="#ffffff" draw:textarea-horizontal-align="left" draw:auto-grow-height="true" draw:auto-grow-width="false" fo:min-height="0.76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623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491cm" fo:min-width="2.318cm"/>
    </style:style>
    <style:style style:name="gr18" style:family="graphic" style:parent-style-name="standard">
      <style:graphic-properties draw:stroke="none" svg:stroke-color="#000000" draw:fill="none" draw:fill-color="#ffffff" draw:textarea-horizontal-align="left" draw:auto-grow-height="true" draw:auto-grow-width="true" fo:min-height="1.491cm" fo:min-width="4.019cm"/>
    </style:style>
    <style:style style:name="gr19" style:family="graphic" style:parent-style-name="standard">
      <style:graphic-properties draw:stroke="none" svg:stroke-color="#000000" draw:fill="none" draw:fill-color="#ffffff" draw:textarea-horizontal-align="left" draw:auto-grow-height="true" draw:auto-grow-width="true" fo:min-height="0.746cm" fo:min-width="5.323cm"/>
    </style:style>
    <style:style style:name="gr20" style:family="graphic" style:parent-style-name="standard">
      <style:graphic-properties draw:textarea-horizontal-align="justify" draw:textarea-vertical-align="middle" draw:auto-grow-height="false" fo:min-height="5.084cm" fo:min-width="10.168cm"/>
    </style:style>
    <style:style style:name="gr21" style:family="graphic" style:parent-style-name="standard">
      <style:graphic-properties draw:stroke="none" svg:stroke-color="#000000" draw:fill="none" draw:fill-color="#ffffff" fo:min-height="1.755cm"/>
    </style:style>
    <style:style style:name="gr22" style:family="graphic" style:parent-style-name="objectwithoutfill">
      <style:graphic-properties draw:marker-start="Arrow" draw:marker-end="Arrow" draw:marker-end-width="0.3cm" draw:fill="none" draw:textarea-vertical-align="middle"/>
    </style:style>
    <style:style style:name="gr23" style:family="graphic" style:parent-style-name="standard">
      <style:graphic-properties svg:stroke-width="0.053cm" svg:stroke-color="#000000" draw:marker-start-width="0.279cm" draw:marker-end-width="0.279cm" draw:textarea-horizontal-align="justify" draw:textarea-vertical-align="middle" draw:auto-grow-height="false" fo:min-height="7.699cm" fo:min-width="7.068cm" fo:padding-top="0.151cm" fo:padding-bottom="0.151cm" fo:padding-left="0.276cm" fo:padding-right="0.276cm"/>
    </style:style>
    <style:style style:name="gr24" style:family="graphic" style:parent-style-name="standard">
      <style:graphic-properties svg:stroke-width="0.053cm" svg:stroke-color="#000000" draw:marker-start-width="0.279cm" draw:marker-end-width="0.279cm" draw:textarea-horizontal-align="justify" draw:textarea-vertical-align="middle" draw:auto-grow-height="false" fo:min-height="2.238cm" fo:min-width="3.258cm" fo:padding-top="0.151cm" fo:padding-bottom="0.151cm" fo:padding-left="0.276cm" fo:padding-right="0.276cm"/>
    </style:style>
    <style:style style:name="gr25" style:family="graphic" style:parent-style-name="standard">
      <style:graphic-properties draw:textarea-horizontal-align="justify" draw:textarea-vertical-align="middle" draw:auto-grow-height="false" fo:min-height="2.29cm" fo:min-width="3.31cm"/>
    </style:style>
    <style:style style:name="gr26" style:family="graphic" style:parent-style-name="objectwithoutfill">
      <style:graphic-properties draw:marker-start="Arrow" draw:marker-start-width="0.3cm" draw:marker-end="Arrow" draw:marker-end-width="0.3cm" draw:fill="none" draw:textarea-vertical-align="middle"/>
    </style:style>
    <style:style style:name="gr27" style:family="graphic" style:parent-style-name="standard">
      <style:graphic-properties draw:stroke="none" svg:stroke-color="#000000" draw:fill="none" draw:fill-color="#ffffff" fo:min-height="0.639cm"/>
    </style:style>
    <style:style style:name="gr28" style:family="graphic" style:parent-style-name="standard">
      <style:graphic-properties svg:stroke-width="0.053cm" svg:stroke-color="#000000" draw:marker-start-width="0.279cm" draw:marker-end-width="0.279cm" draw:textarea-horizontal-align="justify" draw:textarea-vertical-align="middle" draw:auto-grow-height="false" fo:min-height="2.162cm" fo:min-width="3.258cm" fo:padding-top="0.151cm" fo:padding-bottom="0.151cm" fo:padding-left="0.276cm" fo:padding-right="0.276cm"/>
    </style:style>
    <style:style style:name="gr29" style:family="graphic" style:parent-style-name="standard">
      <style:graphic-properties draw:stroke="none" svg:stroke-color="#000000" draw:fill="none" draw:fill-color="#ffffff" fo:min-height="3.052cm"/>
    </style:style>
    <style:style style:name="gr30" style:family="graphic" style:parent-style-name="standard">
      <style:graphic-properties draw:stroke="none" svg:stroke-color="#000000" draw:fill="none" draw:fill-color="#ffffff" fo:min-height="1.545cm"/>
    </style:style>
    <style:style style:name="gr31"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32" style:family="graphic" style:parent-style-name="objectwithoutfill">
      <style:graphic-properties svg:stroke-width="0.159cm" draw:marker-start-width="0.438cm" draw:marker-end-width="0.438cm" draw:fill="none" draw:textarea-vertical-align="middle" fo:padding-top="0.204cm" fo:padding-bottom="0.204cm" fo:padding-left="0.329cm" fo:padding-right="0.329cm"/>
    </style:style>
    <style:style style:name="gr33" style:family="graphic" style:parent-style-name="standard">
      <style:graphic-properties draw:textarea-horizontal-align="justify" draw:textarea-vertical-align="middle" draw:auto-grow-height="false" fo:min-height="1.783cm" fo:min-width="4.073cm"/>
    </style:style>
    <style:style style:name="gr34" style:family="graphic" style:parent-style-name="standard">
      <style:graphic-properties draw:stroke="none" svg:stroke-color="#000000" draw:fill="none" draw:fill-color="#ffffff" fo:min-height="0.893cm"/>
    </style:style>
    <style:style style:name="gr35"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36"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37" style:family="graphic" style:parent-style-name="standard">
      <style:graphic-properties draw:stroke="none" svg:stroke-color="#000000" draw:fill="none" draw:fill-color="#ffffff" fo:min-height="1.789cm"/>
    </style:style>
    <style:style style:name="gr38" style:family="graphic" style:parent-style-name="standard">
      <style:graphic-properties draw:textarea-horizontal-align="justify" draw:textarea-vertical-align="middle" draw:auto-grow-height="false" fo:min-height="1.274cm" fo:min-width="0.135cm"/>
    </style:style>
    <style:style style:name="co1" style:family="table-column">
      <style:table-column-properties style:column-width="6.848cm" style:use-optimal-column-width="false"/>
    </style:style>
    <style:style style:name="co2" style:family="table-column">
      <style:table-column-properties style:column-width="15.934cm" style:use-optimal-column-width="false"/>
    </style:style>
    <style:style style:name="co3" style:family="table-column">
      <style:table-column-properties style:column-width="6.871cm" style:use-optimal-column-width="false"/>
    </style:style>
    <style:style style:name="co4" style:family="table-column">
      <style:table-column-properties style:column-width="15.991cm" style:use-optimal-column-width="false"/>
    </style:style>
    <style:style style:name="co5" style:family="table-column">
      <style:table-column-properties style:column-width="15.993cm" style:use-optimal-column-width="false"/>
    </style:style>
    <style:style style:name="ro1" style:family="table-row">
      <style:table-row-properties style:row-height="1.499cm"/>
    </style:style>
    <style:style style:name="ro2" style:family="table-row">
      <style:table-row-properties style:row-height="2.606cm"/>
    </style:style>
    <style:style style:name="ro3" style:family="table-row">
      <style:table-row-properties style:row-height="3.711cm"/>
    </style:style>
    <style:style style:name="ro4" style:family="table-row">
      <style:table-row-properties style:row-height="1.494cm"/>
    </style:style>
    <style:style style:name="ro5" style:family="table-row">
      <style:table-row-properties style:row-height="2.597cm"/>
    </style:style>
    <style:style style:name="ro6" style:family="table-row">
      <style:table-row-properties style:row-height="3.697cm"/>
    </style:style>
    <style:style style:name="ro7" style:family="table-row">
      <style:table-row-properties style:row-height="3.699cm"/>
    </style:style>
    <style:style style:name="ce1" style:family="table-cell">
      <loext:graphic-properties style:repeat="repeat" draw:textarea-vertical-align="middle"/>
      <style:paragraph-properties fo:text-align="start"/>
      <style:text-properties style:font-name="DejaVu Sans" fo:font-weight="bold" style:font-weight-asian="bold" style:font-weight-complex="bold"/>
    </style:style>
    <style:style style:name="ce2" style:family="table-cell">
      <loext:graphic-properties style:repeat="repeat" draw:textarea-vertical-align="middle"/>
      <style:text-properties style:font-name="DejaVu Sans"/>
    </style:style>
    <style:style style:name="ce3" style:family="table-cell">
      <loext:graphic-properties style:repeat="repeat" draw:textarea-vertical-align="middle"/>
      <style:text-properties style:font-name="DejaVu Sans" fo:font-weight="normal" style:font-weight-asian="normal" style:font-weight-complex="normal"/>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18pt"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none" draw:fill-color="#ffffff"/>
      <style:text-properties style:font-name="DejaVu Sans" fo:font-size="18pt"/>
    </style:style>
    <style:style style:name="P6" style:family="paragraph">
      <loext:graphic-properties draw:fill="none" draw:fill-color="#ffffff"/>
      <style:text-properties style:font-name="DejaVu Sans" fo:font-size="14pt" style:font-size-asian="14pt" style:font-size-complex="14pt"/>
    </style:style>
    <style:style style:name="P7" style:family="paragraph">
      <loext:graphic-properties draw:fill="none" draw:fill-color="#ffffff"/>
      <style:text-properties style:font-name="DejaVu Sans" fo:font-size="15pt" style:font-size-asian="15pt" style:font-size-complex="15pt"/>
    </style:style>
    <style:style style:name="P8" style:family="paragraph">
      <style:paragraph-properties fo:text-align="center"/>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text-properties fo:font-size="14pt" fo:font-weight="bold" style:font-size-asian="14pt" style:font-weight-asian="bold" style:font-size-complex="14pt" style:font-weight-complex="bold"/>
    </style:style>
    <style:style style:name="P12" style:family="paragraph">
      <style:text-properties fo:font-weight="bold" style:font-weight-asian="bold" style:font-weight-complex="bold"/>
    </style:style>
    <style:style style:name="P13" style:family="paragraph">
      <loext:graphic-properties draw:fill="none" draw:fill-color="#ffffff"/>
      <style:text-properties fo:font-weight="bold" style:font-weight-asian="bold" style:font-weight-complex="bold"/>
    </style:style>
    <style:style style:name="P14" style:family="paragraph">
      <style:paragraph-properties fo:text-align="center"/>
      <style:text-properties fo:font-size="22pt" fo:font-weight="bold"/>
    </style:style>
    <style:style style:name="P15" style:family="paragraph">
      <loext:graphic-properties draw:fill="none" draw:fill-color="#ffffff"/>
      <style:paragraph-properties fo:text-align="center"/>
      <style:text-properties fo:font-size="22pt" fo:font-weight="bold"/>
    </style:style>
    <style:style style:name="P16" style:family="paragraph">
      <style:paragraph-properties fo:text-align="center"/>
      <style:text-properties fo:font-size="15pt"/>
    </style:style>
    <style:style style:name="P17" style:family="paragraph">
      <style:paragraph-properties fo:text-align="center"/>
      <style:text-properties fo:font-size="15pt" fo:font-weight="bold" style:font-size-asian="15pt" style:font-weight-asian="bold" style:font-size-complex="15pt" style:font-weight-complex="bold"/>
    </style:style>
    <style:style style:name="P18" style:family="paragraph">
      <style:text-properties fo:font-size="18pt" fo:font-weight="bold" style:font-weight-asian="bold" style:font-weight-complex="bold"/>
    </style:style>
    <style:style style:name="P19" style:family="paragraph">
      <loext:graphic-properties draw:fill="none" draw:fill-color="#ffffff"/>
      <style:text-properties fo:font-size="18pt" fo:font-weight="bold" style:font-weight-asian="bold" style:font-weight-complex="bold"/>
    </style:style>
    <style:style style:name="P20" style:family="paragraph">
      <loext:graphic-properties draw:fill="none" draw:fill-color="#ffffff"/>
      <style:paragraph-properties fo:text-align="center"/>
      <style:text-properties fo:font-size="18pt" fo:font-weight="bold" style:font-weight-asian="bold" style:font-weight-complex="bold"/>
    </style:style>
    <style:style style:name="T1" style:family="text">
      <style:text-properties style:font-name="DejaVu Sans" fo:font-size="10pt" fo:font-weight="bold" style:font-size-asian="10pt" style:font-weight-asian="bold" style:font-size-complex="10pt" style:font-weight-complex="bold"/>
    </style:style>
    <style:style style:name="T2" style:family="text">
      <style:text-properties style:font-name="DejaVu Sans" fo:font-size="10pt" style:font-size-asian="10pt" style:font-size-complex="10pt"/>
    </style:style>
    <style:style style:name="T3" style:family="text">
      <style:text-properties style:font-name="DejaVu Sans" fo:font-size="15pt" style:font-size-asian="15pt" style:font-size-complex="15pt"/>
    </style:style>
    <style:style style:name="T4" style:family="text">
      <style:text-properties style:font-name="DejaVu Sans" fo:font-size="10pt" fo:font-weight="normal" style:font-size-asian="10pt" style:font-weight-asian="normal" style:font-size-complex="10pt" style:font-weight-complex="normal"/>
    </style:style>
    <style:style style:name="T5" style:family="text">
      <style:text-properties fo:font-size="18pt" fo:font-weight="bold" style:font-weight-asian="bold" style:font-weight-complex="bold"/>
    </style:style>
    <style:style style:name="T6" style:family="text">
      <style:text-properties style:font-name="DejaVu Sans" fo:font-size="14pt" style:font-size-asian="14pt" style:font-size-complex="14pt"/>
    </style:style>
    <style:style style:name="T7" style:family="text">
      <style:text-properties style:font-name="DejaVu Sans" fo:font-size="15pt" fo:font-weight="bold" style:font-size-asian="15pt" style:font-weight-asian="bold" style:font-size-complex="15pt" style:font-weight-complex="bold"/>
    </style:style>
    <style:style style:name="T8" style:family="text">
      <style:text-properties style:font-name="DejaVu Sans" fo:font-size="18pt"/>
    </style:style>
    <style:style style:name="T9" style:family="text">
      <style:text-properties style:text-position="super 58%" style:font-name="DejaVu Sans" fo:font-size="15pt" style:font-size-asian="15pt" style:font-size-complex="15pt"/>
    </style:style>
    <style:style style:name="T10" style:family="text">
      <style:text-properties fo:font-weight="bold" style:font-weight-asian="bold" style:font-weight-complex="bold"/>
    </style:style>
    <style:style style:name="T11" style:family="text">
      <style:text-properties style:font-name="DejaVu Sans" fo:font-size="15pt" fo:font-weight="normal" style:font-size-asian="15pt" style:font-weight-asian="normal" style:font-size-complex="15pt" style:font-weight-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5pt" fo:font-weight="bold" style:font-size-asian="15pt" style:font-weight-asian="bold" style:font-size-complex="15pt" style:font-weight-complex="bold"/>
    </style:style>
    <style:style style:name="T14" style:family="text">
      <style:text-properties style:font-name="DejaVu Sans1" fo:font-weight="bold" style:font-name-asian="DejaVu Sans1" style:font-weight-asian="bold" style:font-name-complex="DejaVu Sans1"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2.781cm" svg:height="15.88cm" svg:x="2.856cm" svg:y="5.435cm">
          <table:table table:template-name="default" table:use-first-row-styles="true" table:use-banding-rows-styles="true">
            <table:table-column table:style-name="co1"/>
            <table:table-column table:style-name="co2"/>
            <table:table-row table:style-name="ro1">
              <table:table-cell table:style-name="ce1">
                <text:p text:style-name="P1"><text:span text:style-name="T1">Module</text:span></text:p>
              </table:table-cell>
              <table:table-cell table:style-name="ce2">
                <text:p><text:span text:style-name="T2">BL600 eBOB</text:span></text:p>
              </table:table-cell>
            </table:table-row>
            <table:table-row table:style-name="ro2">
              <table:table-cell table:style-name="ce1">
                <text:p text:style-name="P1"><text:span text:style-name="T1">Inputs</text:span></text:p>
              </table:table-cell>
              <table:table-cell table:style-name="ce2">
                <text:p><text:span text:style-name="T1">Phone Input – </text:span><text:span text:style-name="T2">app on phone sends the values needed for the algorithm over BLE: latitude and calendar day</text:span></text:p>
                <text:p><text:span text:style-name="T3"/></text:p>
                <text:p><text:span text:style-name="T1">Flow Sensor – </text:span><text:span text:style-name="T2">sensor attached to spigot measures how much water has been distributed and reports back the value </text:span></text:p>
                <text:p><text:span text:style-name="T2"/></text:p>
                <text:p><text:span text:style-name="T1">Temperature Sensor – </text:span><text:span text:style-name="T2">measures ambient sensor used by moisture algorithm</text:span></text:p>
                <text:p><text:span text:style-name="T2"/></text:p>
                <text:p><text:span text:style-name="T1">Rain Sensor – </text:span><text:span text:style-name="T2">determines whether it is currently raining; if it's raining, suspend irrigation</text:span></text:p>
                <text:p><text:span text:style-name="T2"/></text:p>
                <text:p><text:span text:style-name="T1">Soil Moisture Sensor – </text:span><text:span text:style-name="T2">measures actual soil moisture for debugging and verification of algorithm</text:span></text:p>
                <text:p><text:span text:style-name="T2"/></text:p>
                <text:p><text:span text:style-name="T1">RTC – </text:span><text:span text:style-name="T4">once the phone app provides the calendar day the RTC ensures the algorithm is always provided with the correct day of the year</text:span></text:p>
                <text:p><text:span text:style-name="T3"/></text:p>
                <text:p><text:span text:style-name="T1">Power – </text:span><text:span text:style-name="T4">1</text:span><text:span text:style-name="T2">.8VDC – 3.6VDC</text:span></text:p>
              </table:table-cell>
            </table:table-row>
            <table:table-row table:style-name="ro2">
              <table:table-cell table:style-name="ce1">
                <text:p text:style-name="P1"><text:span text:style-name="T1">Outputs</text:span></text:p>
              </table:table-cell>
              <table:table-cell table:style-name="ce2">
                <text:p><text:span text:style-name="T1">Solenoid – </text:span><text:span text:style-name="T2">holds a GPIO output high to turn the solenoid on when water starts flowing and holds a GPIO output low to turn it off</text:span></text:p>
                <text:p><text:span text:style-name="T3"/></text:p>
                <text:p><text:span text:style-name="T1">Phone Display – </text:span><text:span text:style-name="T2">sends information to app on phone for display</text:span></text:p>
              </table:table-cell>
            </table:table-row>
            <table:table-row table:style-name="ro3">
              <table:table-cell table:style-name="ce1">
                <text:p text:style-name="P1"><text:span text:style-name="T1">Functionality</text:span></text:p>
              </table:table-cell>
              <table:table-cell table:style-name="ce2">
                <text:p><text:span text:style-name="T2">Speaks to a phone app over BLE and a spigot actuator. It computes an algorithm using information provided by the phone app (latitude and calendar day) and the sensors (temperature) which provides an estimate of the soil moisture level. When the soil moisture level is low enough it turns on the spigot and keeps it on until the calculated amount of water has flowed into the soil. It reports its sensor information back to the phone app for display. If it rains it suspends water flow.</text:span></text:p>
              </table:table-cell>
            </table:table-row>
          </table:table>
          <draw:image xlink:href="Pictures/TablePreview1.svm" xlink:type="simple" xlink:show="embed" xlink:actuate="onLoad"/>
        </draw:frame>
        <draw:custom-shape draw:style-name="gr1" draw:text-style-name="P3" draw:layer="layout" svg:width="7.62cm" svg:height="3.731cm" svg:x="10.119cm" svg:y="1.333cm">
          <text:p text:style-name="P2"><text:span text:style-name="T5">BL600 eBOB</text:span></text:p>
          <draw:enhanced-geometry svg:viewBox="0 0 21600 21600" draw:type="rectangle" draw:enhanced-path="M 0 0 L 21600 0 21600 21600 0 21600 0 0 Z N"/>
        </draw:custom-shape>
        <draw:line draw:style-name="gr2" draw:text-style-name="P4" draw:layer="layout" svg:x1="7.604cm" svg:y1="4.91cm" svg:x2="10.144cm" svg:y2="4.91cm">
          <text:p/>
        </draw:line>
        <draw:frame draw:style-name="gr3" draw:text-style-name="P5" draw:layer="layout" svg:width="2.001cm" svg:height="1.106cm" svg:x="5.758cm" svg:y="4.439cm">
          <draw:text-box>
            <text:p><text:span text:style-name="T6">Power</text:span></text:p>
          </draw:text-box>
        </draw:frame>
        <draw:frame draw:style-name="gr4" draw:text-style-name="P6" draw:layer="layout" svg:width="2.921cm" svg:height="0.887cm" svg:x="20.177cm" svg:y="2.042cm">
          <draw:text-box>
            <text:p><text:span text:style-name="T6">Solenoid</text:span></text:p>
          </draw:text-box>
        </draw:frame>
        <draw:line draw:style-name="gr2" draw:text-style-name="P4" draw:layer="layout" svg:x1="17.764cm" svg:y1="2.421cm" svg:x2="20.304cm" svg:y2="2.421cm">
          <text:p/>
        </draw:line>
        <draw:line draw:style-name="gr2" draw:text-style-name="P4" draw:layer="layout" svg:x1="7.604cm" svg:y1="2.459cm" svg:x2="10.144cm" svg:y2="2.459cm">
          <text:p/>
        </draw:line>
        <draw:frame draw:style-name="gr5" draw:text-style-name="P6" draw:layer="layout" svg:width="4.519cm" svg:height="0.988cm" svg:x="4.212cm" svg:y="2.032cm">
          <draw:text-box>
            <text:p><text:span text:style-name="T6">Flow Sensor</text:span></text:p>
          </draw:text-box>
        </draw:frame>
        <draw:line draw:style-name="gr2" draw:text-style-name="P4" draw:layer="layout" svg:x1="7.598cm" svg:y1="1.885cm" svg:x2="10.138cm" svg:y2="1.885cm">
          <text:p/>
        </draw:line>
        <draw:frame draw:style-name="gr6" draw:text-style-name="P6" draw:layer="layout" svg:width="4.312cm" svg:height="0.988cm" svg:x="4.294cm" svg:y="1.463cm">
          <draw:text-box>
            <text:p><text:span text:style-name="T6">Phone Input</text:span></text:p>
          </draw:text-box>
        </draw:frame>
        <draw:frame draw:style-name="gr7" draw:text-style-name="P6" draw:layer="layout" svg:width="2.558cm" svg:height="1.479cm" svg:x="20.159cm" svg:y="3.364cm">
          <draw:text-box>
            <text:p><text:span text:style-name="T6">Phone Display</text:span></text:p>
          </draw:text-box>
        </draw:frame>
        <draw:line draw:style-name="gr2" draw:text-style-name="P4" draw:layer="layout" svg:x1="17.746cm" svg:y1="3.843cm" svg:x2="20.286cm" svg:y2="3.843cm">
          <text:p/>
        </draw:line>
        <draw:line draw:style-name="gr2" draw:text-style-name="P4" draw:layer="layout" svg:x1="7.604cm" svg:y1="3.492cm" svg:x2="10.144cm" svg:y2="3.492cm">
          <text:p/>
        </draw:line>
        <draw:frame draw:style-name="gr8" draw:text-style-name="P6" draw:layer="layout" svg:width="3.444cm" svg:height="0.988cm" svg:x="4.212cm" svg:y="3.065cm">
          <draw:text-box>
            <text:p><text:span text:style-name="T6">Rain Sensor</text:span></text:p>
          </draw:text-box>
        </draw:frame>
        <draw:line draw:style-name="gr2" draw:text-style-name="P4" draw:layer="layout" svg:x1="7.598cm" svg:y1="3.018cm" svg:x2="10.138cm" svg:y2="3.018cm">
          <text:p/>
        </draw:line>
        <draw:frame draw:style-name="gr9" draw:text-style-name="P6" draw:layer="layout" svg:width="5.489cm" svg:height="0.988cm" svg:x="2.194cm" svg:y="2.596cm">
          <draw:text-box>
            <text:p><text:span text:style-name="T6">Temperature Sensor</text:span></text:p>
          </draw:text-box>
        </draw:frame>
        <draw:line draw:style-name="gr2" draw:text-style-name="P4" draw:layer="layout" svg:x1="7.634cm" svg:y1="3.943cm" svg:x2="10.174cm" svg:y2="3.943cm">
          <text:p/>
        </draw:line>
        <draw:frame draw:style-name="gr10" draw:text-style-name="P6" draw:layer="layout" svg:width="1.425cm" svg:height="0.831cm" svg:x="6.295cm" svg:y="3.996cm">
          <draw:text-box>
            <text:p><text:span text:style-name="T6">RTC</text:span></text:p>
          </draw:text-box>
        </draw:frame>
        <draw:line draw:style-name="gr11" draw:text-style-name="P4" draw:layer="layout" svg:x1="7.615cm" svg:y1="4.442cm" svg:x2="10.155cm" svg:y2="4.442cm">
          <text:p/>
        </draw:line>
        <draw:frame draw:style-name="gr12" draw:text-style-name="P6" draw:layer="layout" svg:width="5.544cm" svg:height="0.831cm" svg:x="2.176cm" svg:y="3.495cm">
          <draw:text-box>
            <text:p><text:span text:style-name="T6">Soil Moisture Sensor</text:span></text:p>
          </draw:text-box>
        </draw:frame>
      </draw:page>
      <draw:page draw:name="page2"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Rain Drop Sensor</text:span></text:p>
              </table:table-cell>
            </table:table-row>
            <table:table-row table:style-name="ro2">
              <table:table-cell table:style-name="ce1">
                <text:p text:style-name="P1"><text:span text:style-name="T7">Inputs</text:span></text:p>
              </table:table-cell>
              <table:table-cell table:style-name="ce2">
                <text:p><text:span text:style-name="T3">3.3V DC</text:span></text:p>
              </table:table-cell>
            </table:table-row>
            <table:table-row table:style-name="ro2">
              <table:table-cell table:style-name="ce1">
                <text:p text:style-name="P1"><text:span text:style-name="T7">Outputs</text:span></text:p>
              </table:table-cell>
              <table:table-cell table:style-name="ce2">
                <text:p><text:span text:style-name="T3">TTL Switch Signal (Digital High/Low Signal)</text:span></text:p>
                <text:p><text:span text:style-name="T3">Analog Signal</text:span></text:p>
              </table:table-cell>
            </table:table-row>
            <table:table-row table:style-name="ro3">
              <table:table-cell table:style-name="ce1">
                <text:p text:style-name="P1"><text:span text:style-name="T7">Functionality</text:span></text:p>
              </table:table-cell>
              <table:table-cell table:style-name="ce2">
                <text:p><text:span text:style-name="T3">Detects water on the surface of the rain pad and constantly outputs separate digital and analog signals.</text:span></text:p>
              </table:table-cell>
            </table:table-row>
          </table:table>
          <draw:image xlink:href="Pictures/TablePreview2.svm" xlink:type="simple" xlink:show="embed" xlink:actuate="onLoad"/>
        </draw:frame>
        <draw:custom-shape draw:style-name="gr13" draw:text-style-name="P3" draw:layer="layout" svg:width="7.62cm" svg:height="5.08cm" svg:x="10.119cm" svg:y="1.333cm">
          <text:p text:style-name="P2"><text:span text:style-name="T5">Rain Drop Sensor</text:span></text:p>
          <draw:enhanced-geometry svg:viewBox="0 0 21600 21600" draw:type="rectangle" draw:enhanced-path="M 0 0 L 21600 0 21600 21600 0 21600 0 0 Z N"/>
        </draw:custom-shape>
        <draw:line draw:style-name="gr2" draw:text-style-name="P4" draw:layer="layout" svg:x1="7.598cm" svg:y1="3.901cm" svg:x2="10.138cm" svg:y2="3.901cm">
          <text:p/>
        </draw:line>
        <draw:line draw:style-name="gr2" draw:text-style-name="P4" draw:layer="layout" svg:x1="17.698cm" svg:y1="3.286cm" svg:x2="20.238cm" svg:y2="3.286cm">
          <text:p/>
        </draw:line>
        <draw:line draw:style-name="gr2" draw:text-style-name="P4" draw:layer="layout" svg:x1="17.698cm" svg:y1="4.532cm" svg:x2="20.238cm" svg:y2="4.532cm">
          <text:p/>
        </draw:line>
        <draw:frame draw:style-name="gr14" draw:text-style-name="P5" draw:layer="layout" svg:width="2.195cm" svg:height="1.741cm" svg:x="5.318cm" svg:y="3.196cm">
          <draw:text-box>
            <text:p><text:span text:style-name="T8">3.3V</text:span></text:p>
          </draw:text-box>
        </draw:frame>
        <draw:frame draw:style-name="gr15" draw:text-style-name="P7" draw:layer="layout" svg:width="5.232cm" svg:height="1.015cm" svg:x="20.152cm" svg:y="2.906cm">
          <draw:text-box>
            <text:p><text:span text:style-name="T3">TTL Switch Signal</text:span></text:p>
          </draw:text-box>
        </draw:frame>
        <draw:frame draw:style-name="gr16" draw:text-style-name="P7" draw:layer="layout" svg:width="4.216cm" svg:height="0.873cm" svg:x="20.152cm" svg:y="4.152cm">
          <draw:text-box>
            <text:p><text:span text:style-name="T3">Analog Signal</text:span></text:p>
          </draw:text-box>
        </draw:frame>
      </draw:page>
      <draw:page draw:name="page3"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Temperature Sensor</text:span></text:p>
              </table:table-cell>
            </table:table-row>
            <table:table-row table:style-name="ro2">
              <table:table-cell table:style-name="ce1">
                <text:p text:style-name="P1"><text:span text:style-name="T7">Inputs</text:span></text:p>
              </table:table-cell>
              <table:table-cell table:style-name="ce2">
                <text:p><text:span text:style-name="T3">Ambient Temperature</text:span></text:p>
                <text:p><text:span text:style-name="T3">2.7V DC to 5.5V DC</text:span></text:p>
              </table:table-cell>
            </table:table-row>
            <table:table-row table:style-name="ro2">
              <table:table-cell table:style-name="ce1">
                <text:p text:style-name="P1"><text:span text:style-name="T7">Outputs</text:span></text:p>
              </table:table-cell>
              <table:table-cell table:style-name="ce2">
                <text:p><text:span text:style-name="T3">10mV per degree Celsius</text:span></text:p>
              </table:table-cell>
            </table:table-row>
            <table:table-row table:style-name="ro3">
              <table:table-cell table:style-name="ce1">
                <text:p text:style-name="P1"><text:span text:style-name="T7">Functionality</text:span></text:p>
              </table:table-cell>
              <table:table-cell table:style-name="ce2">
                <text:p><text:span text:style-name="T3">Outputs a voltage based on the sensed ambient temperature.</text:span></text:p>
              </table:table-cell>
            </table:table-row>
          </table:table>
          <draw:image xlink:href="Pictures/TablePreview3.svm" xlink:type="simple" xlink:show="embed" xlink:actuate="onLoad"/>
        </draw:frame>
        <draw:custom-shape draw:style-name="gr13" draw:text-style-name="P3" draw:layer="layout" svg:width="7.62cm" svg:height="5.08cm" svg:x="10.119cm" svg:y="1.333cm">
          <text:p text:style-name="P2"><text:span text:style-name="T5">Tempera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17" draw:text-style-name="P5" draw:layer="layout" svg:width="2.881cm" svg:height="1.741cm" svg:x="4.659cm" svg:y="3.831cm">
          <draw:text-box>
            <text:p><text:span text:style-name="T8">3.3VDC</text:span></text:p>
          </draw:text-box>
        </draw:frame>
        <draw:frame draw:style-name="gr4" draw:text-style-name="P7" draw:layer="layout" svg:width="2.921cm" svg:height="0.887cm" svg:x="20.177cm" svg:y="3.542cm">
          <draw:text-box>
            <text:p><text:span text:style-name="T3">10mV/</text:span><text:span text:style-name="T9">o</text:span><text:span text:style-name="T3">C</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18" draw:text-style-name="P5" draw:layer="layout" svg:width="4.519cm" svg:height="1.741cm" svg:x="2.905cm" svg:y="2.18cm">
          <draw:text-box>
            <text:p><text:span text:style-name="T8">Ambient</text:span></text:p>
            <text:p><text:span text:style-name="T8">Temperature</text:span></text:p>
          </draw:text-box>
        </draw:frame>
      </draw:page>
      <draw:page draw:name="page4" draw:style-name="dp1" draw:master-page-name="Default">
        <draw:frame draw:style-name="standard" draw:layer="layout" svg:width="22.781cm" svg:height="10.421cm" svg:x="2.856cm" svg:y="8.835cm">
          <table:table table:template-name="default" table:use-first-row-styles="true" table:use-banding-rows-styles="true">
            <table:table-column table:style-name="co1"/>
            <table:table-column table:style-name="co2"/>
            <table:table-row table:style-name="ro1">
              <table:table-cell table:style-name="ce1">
                <text:p text:style-name="P1"><text:span text:style-name="T7">Module</text:span></text:p>
              </table:table-cell>
              <table:table-cell table:style-name="ce2">
                <text:p><text:span text:style-name="T3">Soil Moisture Sensor</text:span></text:p>
              </table:table-cell>
            </table:table-row>
            <table:table-row table:style-name="ro2">
              <table:table-cell table:style-name="ce1">
                <text:p text:style-name="P1"><text:span text:style-name="T7">Inputs</text:span></text:p>
              </table:table-cell>
              <table:table-cell table:style-name="ce2">
                <text:p><text:span text:style-name="T3">Soil Composition</text:span></text:p>
                <text:p><text:span text:style-name="T3">3.3V DC</text:span></text:p>
              </table:table-cell>
            </table:table-row>
            <table:table-row table:style-name="ro2">
              <table:table-cell table:style-name="ce1">
                <text:p text:style-name="P1"><text:span text:style-name="T7">Outputs</text:span></text:p>
              </table:table-cell>
              <table:table-cell table:style-name="ce2">
                <text:p><text:span text:style-name="T3">Analog Signal</text:span></text:p>
              </table:table-cell>
            </table:table-row>
            <table:table-row table:style-name="ro3">
              <table:table-cell table:style-name="ce1">
                <text:p text:style-name="P1"><text:span text:style-name="T7">Functionality</text:span></text:p>
              </table:table-cell>
              <table:table-cell table:style-name="ce2">
                <text:p><text:span text:style-name="T3">Gives a value for the sensed soil moisture. This value</text:span></text:p>
                <text:p><text:span text:style-name="T3">is very dependent on the supplied voltage and the type</text:span></text:p>
                <text:p><text:span text:style-name="T3">of soil used. This device will need to be calibrated to</text:span></text:p>
                <text:p><text:span text:style-name="T3">detect dry and wet values if used in new areas.</text:span></text:p>
              </table:table-cell>
            </table:table-row>
          </table:table>
          <draw:image xlink:href="Pictures/TablePreview4.svm" xlink:type="simple" xlink:show="embed" xlink:actuate="onLoad"/>
        </draw:frame>
        <draw:custom-shape draw:style-name="gr13" draw:text-style-name="P3" draw:layer="layout" svg:width="7.62cm" svg:height="5.08cm" svg:x="10.119cm" svg:y="1.333cm">
          <text:p text:style-name="P2"><text:span text:style-name="T5">Soil Moisture Sensor</text:span></text:p>
          <draw:enhanced-geometry svg:viewBox="0 0 21600 21600" draw:type="rectangle" draw:enhanced-path="M 0 0 L 21600 0 21600 21600 0 21600 0 0 Z N"/>
        </draw:custom-shape>
        <draw:line draw:style-name="gr2" draw:text-style-name="P4" draw:layer="layout" svg:x1="7.604cm" svg:y1="4.81cm" svg:x2="10.144cm" svg:y2="4.81cm">
          <text:p/>
        </draw:line>
        <draw:frame draw:style-name="gr14" draw:text-style-name="P5" draw:layer="layout" svg:width="2.195cm" svg:height="1.741cm" svg:x="5.318cm" svg:y="3.831cm">
          <draw:text-box>
            <text:p><text:span text:style-name="T8">3.3V</text:span></text:p>
          </draw:text-box>
        </draw:frame>
        <draw:frame draw:style-name="gr16" draw:text-style-name="P7" draw:layer="layout" svg:width="4.216cm" svg:height="0.873cm" svg:x="20.152cm" svg:y="3.54cm">
          <draw:text-box>
            <text:p><text:span text:style-name="T3">Analog Signal</text:span></text:p>
          </draw:text-box>
        </draw:frame>
        <draw:line draw:style-name="gr2" draw:text-style-name="P4" draw:layer="layout" svg:x1="17.764cm" svg:y1="3.921cm" svg:x2="20.304cm" svg:y2="3.921cm">
          <text:p/>
        </draw:line>
        <draw:line draw:style-name="gr2" draw:text-style-name="P4" draw:layer="layout" svg:x1="7.604cm" svg:y1="3.159cm" svg:x2="10.144cm" svg:y2="3.159cm">
          <text:p/>
        </draw:line>
        <draw:frame draw:style-name="gr19" draw:text-style-name="P5" draw:layer="layout" svg:width="5.823cm" svg:height="0.996cm" svg:x="1.878cm" svg:y="2.651cm">
          <draw:text-box>
            <text:p><text:span text:style-name="T8">Soil Composition</text:span></text:p>
          </draw:text-box>
        </draw:frame>
      </draw:page>
      <draw:page draw:name="page5" draw:style-name="dp1" draw:master-page-name="Default">
        <draw:custom-shape draw:style-name="gr20" draw:text-style-name="P8" draw:layer="layout" svg:width="10.668cm" svg:height="5.334cm" svg:x="9.21cm" svg:y="3.538cm">
          <text:p text:style-name="P2"><text:span text:style-name="T10">Flow Sensor</text:span></text:p>
          <draw:enhanced-geometry svg:viewBox="0 0 21600 21600" draw:type="rectangle" draw:enhanced-path="M 0 0 L 21600 0 21600 21600 0 21600 0 0 Z N"/>
        </draw:custom-shape>
        <draw:line draw:style-name="gr2" draw:text-style-name="P4" draw:layer="layout" svg:x1="5.781cm" svg:y1="4.681cm" svg:x2="9.21cm" svg:y2="4.681cm">
          <text:p/>
        </draw:line>
        <draw:line draw:style-name="gr2" draw:text-style-name="P4" draw:layer="layout" svg:x1="5.654cm" svg:y1="7.221cm" svg:x2="9.237cm" svg:y2="7.194cm">
          <text:p/>
        </draw:line>
        <draw:line draw:style-name="gr2" draw:text-style-name="P4" draw:layer="layout" svg:x1="19.878cm" svg:y1="5.951cm" svg:x2="23.307cm" svg:y2="5.951cm">
          <text:p/>
        </draw:line>
        <draw:frame draw:style-name="gr21" draw:text-style-name="P9" draw:layer="layout" svg:width="5.715cm" svg:height="2.005cm" svg:x="3.286cm" svg:y="3.16cm">
          <draw:text-box>
            <text:p>Power: 3.3VDC</text:p>
          </draw:text-box>
        </draw:frame>
        <draw:frame draw:style-name="gr21" draw:text-style-name="P9" draw:layer="layout" svg:width="5.715cm" svg:height="2.005cm" svg:x="3.287cm" svg:y="5.961cm">
          <draw:text-box>
            <text:p>Ground</text:p>
          </draw:text-box>
        </draw:frame>
        <draw:frame draw:style-name="gr21" draw:text-style-name="P9" draw:layer="layout" svg:width="7.366cm" svg:height="2.005cm" svg:x="20.05cm" svg:y="4.557cm">
          <draw:text-box>
            <text:p>Pulse: 1 pulse = 2.5mL</text:p>
          </draw:text-box>
        </draw:frame>
        <draw:frame draw:style-name="standard" draw:layer="layout" svg:width="22.861cm" svg:height="10.384cm" svg:x="1.853cm" svg:y="9.91cm">
          <table:table table:template-name="default" table:use-first-row-styles="true" table:use-banding-rows-styles="true">
            <table:table-column table:style-name="co3"/>
            <table:table-column table:style-name="co4"/>
            <table:table-row table:style-name="ro4">
              <table:table-cell table:style-name="ce1">
                <text:p text:style-name="P1"><text:span text:style-name="T7">Module</text:span></text:p>
              </table:table-cell>
              <table:table-cell table:style-name="ce2">
                <text:p><text:span text:style-name="T3">Water Flow Sensor</text:span></text:p>
              </table:table-cell>
            </table:table-row>
            <table:table-row table:style-name="ro5">
              <table:table-cell table:style-name="ce1">
                <text:p text:style-name="P1"><text:span text:style-name="T7">Inputs</text:span></text:p>
              </table:table-cell>
              <table:table-cell table:style-name="ce2">
                <text:p><text:span text:style-name="T3">3.3VDC</text:span></text:p>
              </table:table-cell>
            </table:table-row>
            <table:table-row table:style-name="ro5">
              <table:table-cell table:style-name="ce1">
                <text:p text:style-name="P1"><text:span text:style-name="T7">Outputs</text:span></text:p>
              </table:table-cell>
              <table:table-cell table:style-name="ce2">
                <text:p><text:span text:style-name="T3">Signal output of pulses where each pulse should correspond to about 2.5mL of fluid dispensed.</text:span></text:p>
              </table:table-cell>
            </table:table-row>
            <table:table-row table:style-name="ro6">
              <table:table-cell table:style-name="ce1">
                <text:p text:style-name="P1"><text:span text:style-name="T7">Functionality</text:span></text:p>
              </table:table-cell>
              <table:table-cell table:style-name="ce2">
                <text:p><text:span text:style-name="T3">Outputs a voltage pulse for each 2.5mL of fluid dispensed.</text:span></text:p>
              </table:table-cell>
            </table:table-row>
          </table:table>
          <draw:image xlink:href="Pictures/TablePreview5.svm" xlink:type="simple" xlink:show="embed" xlink:actuate="onLoad"/>
        </draw:frame>
      </draw:page>
      <draw:page draw:name="page6" draw:style-name="dp1" draw:master-page-name="Default">
        <draw:custom-shape draw:style-name="gr20" draw:text-style-name="P2" draw:layer="layout" svg:width="10.668cm" svg:height="5.334cm" svg:x="10.226cm" svg:y="2.013cm">
          <text:p text:style-name="P2"><text:span text:style-name="T10">Water Solenoid Valve</text:span></text:p>
          <text:p text:style-name="P2">Opens when voltage is applied</text:p>
          <draw:enhanced-geometry svg:viewBox="0 0 21600 21600" draw:type="rectangle" draw:enhanced-path="M 0 0 L 21600 0 21600 21600 0 21600 0 0 Z N"/>
        </draw:custom-shape>
        <draw:line draw:style-name="gr2" draw:text-style-name="P4" draw:layer="layout" svg:x1="6.797cm" svg:y1="3.156cm" svg:x2="10.226cm" svg:y2="3.156cm">
          <text:p/>
        </draw:line>
        <draw:line draw:style-name="gr2" draw:text-style-name="P4" draw:layer="layout" svg:x1="6.67cm" svg:y1="5.696cm" svg:x2="10.253cm" svg:y2="5.669cm">
          <text:p/>
        </draw:line>
        <draw:frame draw:style-name="gr21" draw:text-style-name="P9" draw:layer="layout" svg:width="5.715cm" svg:height="2.005cm" svg:x="4.302cm" svg:y="1.635cm">
          <draw:text-box>
            <text:p>Power: 9VDC</text:p>
          </draw:text-box>
        </draw:frame>
        <draw:frame draw:style-name="gr21" draw:text-style-name="P9" draw:layer="layout" svg:width="5.715cm" svg:height="2.005cm" svg:x="4.303cm" svg:y="4.436cm">
          <draw:text-box>
            <text:p>Ground</text:p>
          </draw:text-box>
        </draw:frame>
        <draw:frame draw:style-name="standard" draw:layer="layout" svg:width="22.863cm" svg:height="10.386cm" svg:x="1.854cm" svg:y="9.911cm">
          <table:table table:template-name="default" table:use-first-row-styles="true" table:use-banding-rows-styles="true">
            <table:table-column table:style-name="co3"/>
            <table:table-column table:style-name="co5"/>
            <table:table-row table:style-name="ro4">
              <table:table-cell table:style-name="ce1">
                <text:p text:style-name="P1"><text:span text:style-name="T7">Module</text:span></text:p>
              </table:table-cell>
              <table:table-cell table:style-name="ce2">
                <text:p><text:span text:style-name="T3">Water Soleniod Valve</text:span></text:p>
              </table:table-cell>
            </table:table-row>
            <table:table-row table:style-name="ro5">
              <table:table-cell table:style-name="ce1">
                <text:p text:style-name="P1"><text:span text:style-name="T7">Inputs</text:span></text:p>
              </table:table-cell>
              <table:table-cell table:style-name="ce2">
                <text:p><text:span text:style-name="T3">9VDC</text:span></text:p>
              </table:table-cell>
            </table:table-row>
            <table:table-row table:style-name="ro5">
              <table:table-cell table:style-name="ce1">
                <text:p text:style-name="P1"><text:span text:style-name="T7">Outputs</text:span></text:p>
              </table:table-cell>
              <table:table-cell table:style-name="ce2">
                <text:p><text:span text:style-name="T3">None</text:span></text:p>
              </table:table-cell>
            </table:table-row>
            <table:table-row table:style-name="ro7">
              <table:table-cell table:style-name="ce1">
                <text:p text:style-name="P1"><text:span text:style-name="T7">Functionality</text:span></text:p>
              </table:table-cell>
              <table:table-cell table:style-name="ce2">
                <text:p><text:span text:style-name="T3">When a voltage is applied, the solenoid pulls open allowing water to flow. The valve is closed when no voltage is applied.</text:span></text:p>
              </table:table-cell>
            </table:table-row>
          </table:table>
          <draw:image xlink:href="Pictures/TablePreview6.svm" xlink:type="simple" xlink:show="embed" xlink:actuate="onLoad"/>
        </draw:frame>
      </draw:page>
      <draw:page draw:name="page7" draw:style-name="dp1" draw:master-page-name="Default">
        <draw:custom-shape draw:style-name="gr20" draw:text-style-name="P2" draw:layer="layout" svg:width="10.668cm" svg:height="5.334cm" svg:x="10.227cm" svg:y="2.014cm">
          <text:p text:style-name="P2"><text:span text:style-name="T10">DS1307 Real Time Clock</text:span></text:p>
          <text:p text:style-name="P2"/>
          <draw:enhanced-geometry svg:viewBox="0 0 21600 21600" draw:type="rectangle" draw:enhanced-path="M 0 0 L 21600 0 21600 21600 0 21600 0 0 Z N"/>
        </draw:custom-shape>
        <draw:line draw:style-name="gr2" draw:text-style-name="P4" draw:layer="layout" svg:x1="6.798cm" svg:y1="3.157cm" svg:x2="10.227cm" svg:y2="3.157cm">
          <text:p/>
        </draw:line>
        <draw:line draw:style-name="gr2" draw:text-style-name="P4" draw:layer="layout" svg:x1="6.671cm" svg:y1="6.397cm" svg:x2="10.254cm" svg:y2="6.37cm">
          <text:p/>
        </draw:line>
        <draw:frame draw:style-name="gr21" draw:text-style-name="P9" draw:layer="layout" svg:width="5.715cm" svg:height="2.005cm" svg:x="4.303cm" svg:y="1.636cm">
          <draw:text-box>
            <text:p>External Oscillator</text:p>
          </draw:text-box>
        </draw:frame>
        <draw:frame draw:style-name="gr21" draw:text-style-name="P9" draw:layer="layout" svg:width="5.715cm" svg:height="2.005cm" svg:x="4.304cm" svg:y="5.337cm">
          <draw:text-box>
            <text:p>Power 3.3VDC</text:p>
          </draw:text-box>
        </draw:frame>
        <draw:frame draw:style-name="standard" draw:layer="layout" svg:width="22.863cm" svg:height="10.386cm" svg:x="1.855cm" svg:y="9.912cm">
          <table:table table:template-name="default" table:use-first-row-styles="true" table:use-banding-rows-styles="true">
            <table:table-column table:style-name="co3"/>
            <table:table-column table:style-name="co5"/>
            <table:table-row table:style-name="ro4">
              <table:table-cell table:style-name="ce1">
                <text:p text:style-name="P1"><text:span text:style-name="T7">Module</text:span></text:p>
              </table:table-cell>
              <table:table-cell table:style-name="ce3">
                <text:p text:style-name="P2"><text:span text:style-name="T11">DS1307 Real Time Clock</text:span></text:p>
              </table:table-cell>
            </table:table-row>
            <table:table-row table:style-name="ro5">
              <table:table-cell table:style-name="ce1">
                <text:p text:style-name="P1"><text:span text:style-name="T7">Inputs</text:span></text:p>
              </table:table-cell>
              <table:table-cell table:style-name="ce2">
                <text:p><text:span text:style-name="T3">3.3VDC, External Oscillator</text:span></text:p>
              </table:table-cell>
            </table:table-row>
            <table:table-row table:style-name="ro5">
              <table:table-cell table:style-name="ce1">
                <text:p text:style-name="P1"><text:span text:style-name="T7">Outputs</text:span></text:p>
              </table:table-cell>
              <table:table-cell table:style-name="ce2">
                <text:p><text:span text:style-name="T3">Square Wave output</text:span></text:p>
              </table:table-cell>
            </table:table-row>
            <table:table-row table:style-name="ro7">
              <table:table-cell table:style-name="ce1">
                <text:p text:style-name="P1"><text:span text:style-name="T7">Functionality</text:span></text:p>
              </table:table-cell>
              <table:table-cell table:style-name="ce2">
                <text:p><text:span text:style-name="T3">12 or 24 hour mode real time clock communicates hours:seconds:days over i2C interface.</text:span></text:p>
              </table:table-cell>
            </table:table-row>
          </table:table>
          <draw:image xlink:href="Pictures/TablePreview7.svm" xlink:type="simple" xlink:show="embed" xlink:actuate="onLoad"/>
        </draw:frame>
        <draw:line draw:style-name="gr22" draw:text-style-name="P4" draw:layer="layout" svg:x1="6.58cm" svg:y1="4.738cm" svg:x2="10.163cm" svg:y2="4.711cm">
          <text:p/>
        </draw:line>
        <draw:frame draw:style-name="gr21" draw:text-style-name="P9" draw:layer="layout" svg:width="5.715cm" svg:height="2.005cm" svg:x="4.305cm" svg:y="3.538cm">
          <draw:text-box>
            <text:p>I2C Bus</text:p>
          </draw:text-box>
        </draw:frame>
        <draw:frame draw:style-name="gr21" draw:text-style-name="P9" draw:layer="layout" svg:width="5.715cm" svg:height="2.005cm" svg:x="21.066cm" svg:y="2.016cm">
          <draw:text-box>
            <text:p>Square Wave Driver</text:p>
          </draw:text-box>
        </draw:frame>
        <draw:line draw:style-name="gr2" draw:text-style-name="P4" draw:layer="layout" svg:x1="20.939cm" svg:y1="4.175cm" svg:x2="24.368cm" svg:y2="4.175cm">
          <text:p/>
        </draw:line>
      </draw:page>
      <draw:page draw:name="page8" draw:style-name="dp1" draw:master-page-name="Default">
        <draw:custom-shape draw:style-name="gr23" draw:text-style-name="P3" xml:id="id1" draw:id="id1" draw:layer="layout" svg:width="7.62cm" svg:height="8.001cm" svg:x="11.044cm" svg:y="7.099cm">
          <text:p text:style-name="P2"><text:span text:style-name="T5">BL600 eBOB</text:span></text:p>
          <draw:enhanced-geometry svg:viewBox="0 0 21600 21600" draw:type="rectangle" draw:enhanced-path="M 0 0 L 21600 0 21600 21600 0 21600 0 0 Z N"/>
        </draw:custom-shape>
        <draw:custom-shape draw:style-name="gr24" draw:text-style-name="P11" draw:layer="layout" svg:width="3.81cm" svg:height="2.54cm" svg:x="4.737cm" svg:y="7.88cm">
          <text:p text:style-name="P10"><text:span text:style-name="T12">Rain Drop </text:span></text:p>
          <text:p text:style-name="P10"><text:span text:style-name="T12">Sensor</text:span></text:p>
          <draw:enhanced-geometry svg:viewBox="0 0 21600 21600" draw:mirror-horizontal="false" draw:mirror-vertical="false" draw:type="rectangle" draw:enhanced-path="M 0 0 L 21600 0 21600 21600 0 21600 0 0 Z N"/>
        </draw:custom-shape>
        <draw:custom-shape draw:style-name="gr24" draw:text-style-name="P11" draw:layer="layout" svg:width="3.81cm" svg:height="2.54cm" svg:x="4.783cm" svg:y="11.69cm">
          <text:p text:style-name="P10"><text:span text:style-name="T12">Soil Moisture </text:span></text:p>
          <text:p text:style-name="P10"><text:span text:style-name="T12">Sensor</text:span></text:p>
          <draw:enhanced-geometry svg:viewBox="0 0 21600 21600" draw:type="rectangle" draw:enhanced-path="M 0 0 L 21600 0 21600 21600 0 21600 0 0 Z N"/>
        </draw:custom-shape>
        <draw:custom-shape draw:style-name="gr25" draw:text-style-name="P11" draw:layer="layout" svg:width="3.81cm" svg:height="2.54cm" svg:x="12.938cm" svg:y="17.621cm">
          <text:p text:style-name="P11"><text:span text:style-name="T12">DS1307</text:span></text:p>
          <text:p text:style-name="P11"><text:span text:style-name="T12"><text:s/></text:span><text:span text:style-name="T12">Real Time Clock</text:span></text:p>
          <text:p text:style-name="P11"><text:span text:style-name="T12"/></text:p>
          <draw:enhanced-geometry svg:viewBox="0 0 21600 21600" draw:type="rectangle" draw:enhanced-path="M 0 0 L 21600 0 21600 21600 0 21600 0 0 Z N"/>
        </draw:custom-shape>
        <draw:connector draw:style-name="gr26" draw:text-style-name="P4" draw:layer="layout" svg:x1="14.843cm" svg:y1="17.921cm" svg:x2="14.854cm" svg:y2="15.1cm" draw:end-shape="id1" draw:end-glue-point="2" svg:d="M14843 17921v-1147h11v-1674" svg:viewBox="0 0 12 2822">
          <text:p/>
        </draw:connector>
        <draw:frame draw:style-name="gr27" draw:text-style-name="P13" draw:layer="layout" svg:width="3.302cm" svg:height="1.145cm" svg:x="14.97cm" svg:y="16.131cm">
          <draw:text-box>
            <text:p text:style-name="P12"><text:span text:style-name="T10">I2C</text:span></text:p>
          </draw:text-box>
        </draw:frame>
        <draw:custom-shape draw:style-name="gr28" draw:text-style-name="P11" draw:layer="layout" svg:width="3.81cm" svg:height="2.464cm" svg:x="12.938cm" svg:y="3.073cm">
          <text:p text:style-name="P10"><text:span text:style-name="T12">Temperature</text:span></text:p>
          <text:p text:style-name="P10"><text:span text:style-name="T12"><text:s/></text:span><text:span text:style-name="T12">Sensor</text:span></text:p>
          <draw:enhanced-geometry svg:viewBox="0 0 21600 21600" draw:type="rectangle" draw:enhanced-path="M 0 0 L 21600 0 21600 21600 0 21600 0 0 Z N"/>
        </draw:custom-shape>
        <draw:frame draw:style-name="gr29" draw:text-style-name="P15" draw:layer="layout" svg:width="13.97cm" svg:height="3.302cm" svg:x="6.985cm" svg:y="1.381cm">
          <draw:text-box>
            <text:p text:style-name="P14">3.3V Circuit</text:p>
          </draw:text-box>
        </draw:frame>
        <draw:line draw:style-name="gr2" draw:text-style-name="P4" draw:layer="layout" svg:x1="14.843cm" svg:y1="5.572cm" svg:x2="14.843cm" svg:y2="7.223cm">
          <text:p/>
        </draw:line>
        <draw:frame draw:style-name="gr27" draw:text-style-name="P13" draw:layer="layout" svg:width="3.302cm" svg:height="1.145cm" svg:x="15.07cm" svg:y="5.632cm">
          <draw:text-box>
            <text:p text:style-name="P12"><text:span text:style-name="T10">AIN</text:span></text:p>
          </draw:text-box>
        </draw:frame>
        <draw:line draw:style-name="gr2" draw:text-style-name="P4" draw:layer="layout" svg:x1="8.493cm" svg:y1="9.128cm" svg:x2="11.16cm" svg:y2="9.128cm">
          <text:p/>
        </draw:line>
        <draw:frame draw:style-name="gr27" draw:text-style-name="P13" draw:layer="layout" svg:width="3.302cm" svg:height="1.145cm" svg:x="8.97cm" svg:y="11.933cm">
          <draw:text-box>
            <text:p text:style-name="P12"><text:span text:style-name="T10">AIN</text:span></text:p>
          </draw:text-box>
        </draw:frame>
        <draw:line draw:style-name="gr2" draw:text-style-name="P4" draw:layer="layout" svg:x1="8.56cm" svg:y1="13.079cm" svg:x2="11.227cm" svg:y2="13.079cm">
          <text:p/>
        </draw:line>
        <draw:frame draw:style-name="gr27" draw:text-style-name="P13" draw:layer="layout" svg:width="3.302cm" svg:height="1.145cm" svg:x="8.97cm" svg:y="7.833cm">
          <draw:text-box>
            <text:p text:style-name="P12"><text:span text:style-name="T10">DIN</text:span></text:p>
          </draw:text-box>
        </draw:frame>
        <draw:line draw:style-name="gr2" draw:text-style-name="P4" draw:layer="layout" svg:x1="22.817cm" svg:y1="8.82cm" svg:x2="18.88cm" svg:y2="8.82cm">
          <text:p/>
        </draw:line>
        <draw:frame draw:style-name="gr27" draw:text-style-name="P13" draw:layer="layout" svg:width="3.302cm" svg:height="1.145cm" svg:x="19.57cm" svg:y="7.634cm">
          <draw:text-box>
            <text:p text:style-name="P12"><text:span text:style-name="T10">DIN</text:span></text:p>
          </draw:text-box>
        </draw:frame>
        <draw:custom-shape draw:style-name="gr28" draw:text-style-name="P11" draw:layer="layout" svg:width="3.81cm" svg:height="2.464cm" svg:x="21.438cm" svg:y="7.573cm">
          <text:p text:style-name="P10"><text:span text:style-name="T12">Flow</text:span></text:p>
          <text:p text:style-name="P10"><text:span text:style-name="T12"><text:s/></text:span><text:span text:style-name="T12">Sensor</text:span></text:p>
          <draw:enhanced-geometry svg:viewBox="0 0 21600 21600" draw:type="rectangle" draw:enhanced-path="M 0 0 L 21600 0 21600 21600 0 21600 0 0 Z N"/>
        </draw:custom-shape>
        <draw:line draw:style-name="gr2" draw:text-style-name="P4" draw:layer="layout" svg:x1="18.88cm" svg:y1="13.53cm" svg:x2="24.214cm" svg:y2="13.53cm">
          <text:p/>
        </draw:line>
        <draw:frame draw:style-name="gr30" draw:text-style-name="P13" draw:layer="layout" svg:width="5.306cm" svg:height="2.039cm" svg:x="19.77cm" svg:y="11.735cm">
          <draw:text-box>
            <text:p text:style-name="P12"><text:span text:style-name="T10">DOUT to </text:span></text:p>
            <text:p text:style-name="P12"><text:span text:style-name="T10">9V circuit</text:span></text:p>
          </draw:text-box>
        </draw:frame>
      </draw:page>
      <draw:page draw:name="page9" draw:style-name="dp1" draw:master-page-name="Default">
        <draw:custom-shape draw:style-name="gr25" draw:text-style-name="P11" xml:id="id6" draw:id="id6" draw:layer="layout" svg:width="3.81cm" svg:height="2.54cm" svg:x="20.05cm" svg:y="6.969cm">
          <text:p text:style-name="P11"><text:span text:style-name="T12">Water Solenoid</text:span></text:p>
          <draw:enhanced-geometry svg:viewBox="0 0 21600 21600" draw:mirror-horizontal="false" draw:mirror-vertical="false" draw:type="rectangle" draw:enhanced-path="M 0 0 L 21600 0 21600 21600 0 21600 0 0 Z N"/>
        </draw:custom-shape>
        <draw:line draw:style-name="gr31" draw:text-style-name="P4" xml:id="id7" draw:id="id7" draw:layer="layout" svg:x1="17.51cm" svg:y1="9.463cm" svg:x2="17.51cm" svg:y2="7.05cm">
          <text:p/>
        </draw:line>
        <draw:line draw:style-name="gr32" draw:text-style-name="P4" xml:id="id4" draw:id="id4" draw:layer="layout" svg:x1="17.075cm" svg:y1="7.05cm" svg:x2="17.939cm" svg:y2="7.05cm">
          <text:p/>
        </draw:line>
        <draw:custom-shape draw:style-name="gr25" draw:text-style-name="P10" xml:id="id3" draw:id="id3" draw:layer="layout" svg:width="3.81cm" svg:height="2.54cm" svg:x="20.05cm" svg:y="13.869cm">
          <text:p text:style-name="P10"><text:span text:style-name="T12">Mosfet</text:span></text:p>
          <draw:enhanced-geometry svg:viewBox="0 0 21600 21600" draw:mirror-horizontal="false" draw:mirror-vertical="false" draw:type="rectangle" draw:enhanced-path="M 0 0 L 21600 0 21600 21600 0 21600 0 0 Z N"/>
        </draw:custom-shape>
        <draw:custom-shape draw:style-name="gr33" draw:text-style-name="P17" xml:id="id2" draw:id="id2" draw:layer="layout" svg:width="4.572cm" svg:height="2.032cm" svg:x="8.366cm" svg:y="14.081cm">
          <text:p text:style-name="P16"><text:span text:style-name="T13">BL600</text:span></text:p>
          <text:p text:style-name="P16"><text:span text:style-name="T13">DOUT</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onnector draw:style-name="gr2" draw:text-style-name="P4" xml:id="id9" draw:id="id9" draw:layer="layout" svg:x1="12.938cm" svg:y1="15.097cm" svg:x2="20.05cm" svg:y2="15.139cm" draw:start-shape="id2" draw:start-glue-point="1" draw:end-shape="id3" draw:end-glue-point="3" svg:d="M12938 15097h3557v42h3555" svg:viewBox="0 0 7113 43">
          <text:p/>
        </draw:connector>
        <draw:frame draw:style-name="gr27" draw:text-style-name="P19" draw:layer="layout" svg:width="3.302cm" svg:height="1.145cm" svg:x="17.67cm" svg:y="14.136cm">
          <draw:text-box>
            <text:p text:style-name="P18"><text:span text:style-name="T10">Gate</text:span></text:p>
          </draw:text-box>
        </draw:frame>
        <draw:frame draw:style-name="gr34" draw:text-style-name="P20" xml:id="id5" draw:id="id5" draw:layer="layout" svg:width="4.064cm" svg:height="1.145cm" svg:x="18.399cm" svg:y="2.143cm">
          <draw:text-box>
            <text:p text:style-name="P3"><text:span text:style-name="T10">+9VDC</text:span></text:p>
          </draw:text-box>
        </draw:frame>
        <draw:connector draw:style-name="gr35" draw:text-style-name="P2" draw:layer="layout" svg:x1="17.507cm" svg:y1="7.05cm" svg:x2="20.431cm" svg:y2="3.288cm" draw:start-shape="id4" draw:start-glue-point="0" draw:end-shape="id5" draw:end-glue-point="2" svg:d="M17507 7050v-1921h2924v-1841" svg:viewBox="0 0 2925 3763">
          <text:p/>
        </draw:connector>
        <draw:connector draw:style-name="gr36" draw:text-style-name="P2" draw:layer="layout" svg:x1="21.955cm" svg:y1="6.969cm" svg:x2="20.431cm" svg:y2="3.288cm" draw:start-shape="id6" draw:start-glue-point="0" draw:end-shape="id5" draw:end-glue-point="2" svg:d="M21955 6969v-1841h-1524v-1840" svg:viewBox="0 0 1525 3682">
          <text:p/>
        </draw:connector>
        <draw:connector draw:style-name="gr35" draw:text-style-name="P2" draw:layer="layout" svg:x1="17.51cm" svg:y1="9.463cm" svg:x2="21.955cm" svg:y2="13.869cm" draw:start-shape="id7" draw:start-glue-point="2" draw:end-shape="id3" draw:end-glue-point="0" svg:d="M17510 9463v2216h4445v2190" svg:viewBox="0 0 4446 4407">
          <text:p/>
        </draw:connector>
        <draw:connector draw:style-name="gr35" draw:text-style-name="P2" draw:layer="layout" svg:x1="21.955cm" svg:y1="9.509cm" svg:x2="21.955cm" svg:y2="13.869cm" draw:start-shape="id6" draw:start-glue-point="2" draw:end-shape="id3" draw:end-glue-point="0" svg:d="M21955 9509v4360" svg:viewBox="0 0 1 4361">
          <text:p/>
        </draw:connector>
        <draw:frame draw:style-name="gr27" draw:text-style-name="P19" draw:layer="layout" svg:width="3.302cm" svg:height="1.145cm" svg:x="22.07cm" svg:y="12.637cm">
          <draw:text-box>
            <text:p text:style-name="P18"><text:span text:style-name="T10">Drain</text:span></text:p>
          </draw:text-box>
        </draw:frame>
        <draw:frame draw:style-name="gr37" draw:text-style-name="P20" xml:id="id8" draw:id="id8" draw:layer="layout" svg:width="5.969cm" svg:height="2.039cm" svg:x="18.958cm" svg:y="18.58cm">
          <draw:text-box>
            <text:p text:style-name="P3"><text:span text:style-name="T10">Shared Ground</text:span></text:p>
          </draw:text-box>
        </draw:frame>
        <draw:connector draw:style-name="gr35" draw:text-style-name="P2" draw:layer="layout" svg:x1="21.955cm" svg:y1="16.409cm" svg:x2="21.942cm" svg:y2="18.58cm" draw:start-shape="id3" draw:start-glue-point="2" draw:end-shape="id8" draw:end-glue-point="0" svg:d="M21955 16409v1086h-13v1085" svg:viewBox="0 0 14 2172">
          <text:p/>
        </draw:connector>
        <draw:connector draw:style-name="gr35" draw:text-style-name="P2" draw:layer="layout" svg:x1="16.495cm" svg:y1="15.118cm" svg:x2="18.958cm" svg:y2="19.599cm" draw:start-shape="id9" draw:start-glue-point="0" draw:end-shape="id8" draw:end-glue-point="3" svg:d="M16495 15118v4481h2463" svg:viewBox="0 0 2464 4482">
          <text:p/>
        </draw:connector>
        <draw:custom-shape draw:style-name="gr38" draw:text-style-name="P2" draw:layer="layout" svg:width="0.635cm" svg:height="1.524cm" svg:x="16.113cm" svg:y="16.621cm">
          <text:p/>
          <draw:enhanced-geometry svg:viewBox="0 0 21600 21600" draw:type="rectangle" draw:enhanced-path="M 0 0 L 21600 0 21600 21600 0 21600 0 0 Z N"/>
        </draw:custom-shape>
        <draw:frame draw:style-name="gr34" draw:text-style-name="P19" draw:layer="layout" svg:width="2.54cm" svg:height="1.145cm" svg:x="17.002cm" svg:y="17.002cm">
          <draw:text-box>
            <text:p text:style-name="P18"><text:span text:style-name="T10">1k</text:span><text:span text:style-name="T14">Ω</text:span></text:p>
          </draw:text-box>
        </draw:frame>
        <draw:frame draw:style-name="gr29" draw:text-style-name="P15" draw:layer="layout" svg:width="13.97cm" svg:height="3.302cm" svg:x="6.985cm" svg:y="1.381cm">
          <draw:text-box>
            <text:p text:style-name="P14">9V Circuit</text:p>
          </draw:text-box>
        </draw:frame>
        <draw:frame draw:style-name="gr27" draw:text-style-name="P19" draw:layer="layout" svg:width="3.302cm" svg:height="1.145cm" svg:x="22.07cm" svg:y="16.438cm">
          <draw:text-box>
            <text:p text:style-name="P18"><text:span text:style-name="T10">Sourc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2"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1T10:38:18.276732690</meta:creation-date>
    <dc:date>2016-02-15T11:02:40.726249381</dc:date>
    <meta:editing-duration>PT1H36M55S</meta:editing-duration>
    <meta:editing-cycles>31</meta:editing-cycles>
    <meta:generator>LibreOffice/5.0.4.2$Linux_X86_64 LibreOffice_project/00m0$Build-2</meta:generator>
    <meta:document-statistic meta:object-count="107"/>
  </office:meta>
</office:document-meta>
</file>